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weight="bold" officeooo:rsid="000e0642" officeooo:paragraph-rsid="000e0642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ff11a" officeooo:paragraph-rsid="000ff11a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officeooo:paragraph-rsid="0010647d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Table_20_Contents">
      <style:text-properties officeooo:rsid="0010647d" officeooo:paragraph-rsid="0010647d"/>
    </style:style>
    <style:style style:name="T1" style:family="text">
      <style:text-properties officeooo:rsid="001064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Algebra 1 <text:s text:c="2"/>Quarter 1 <text:s text:c="3"/>Week <text:s/><text:span text:style-name="T1">3</text:span> <text:s text:c="2"/>7/<text:span text:style-name="T1">19</text:span>/24</text:p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Friday</text:p>
          </table:table-cell>
        </table:table-row>
        <table:table-row>
          <table:table-cell table:style-name="Table1.A1" office:value-type="string">
            <text:p text:style-name="P1">Standards</text:p>
          </table:table-cell>
          <table:table-cell table:style-name="Table1.A1" office:value-type="string">
            <text:p text:style-name="P4">HSA.SSE.A.2</text:p>
          </table:table-cell>
          <table:table-cell table:style-name="Table1.A1" office:value-type="string">
            <text:p text:style-name="P4">HSA.SSE.A.2</text:p>
          </table:table-cell>
          <table:table-cell table:style-name="Table1.A1" office:value-type="string">
            <text:p text:style-name="P4">HSA.CED.A.1</text:p>
          </table:table-cell>
          <table:table-cell table:style-name="Table1.A1" office:value-type="string">
            <text:p text:style-name="P4">HSA.CED.A.1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1">Vocabular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P5">Solve two step linear inequalities</text:p>
          </table:table-cell>
          <table:table-cell table:style-name="Table1.A1" office:value-type="string">
            <text:p text:style-name="P5">Solve two step linear inequalities</text:p>
          </table:table-cell>
          <table:table-cell table:style-name="Table1.A1" office:value-type="string">
            <text:p text:style-name="P5">Graph two step linear inequalities</text:p>
          </table:table-cell>
          <table:table-cell table:style-name="Table1.A1" office:value-type="string">
            <text:p text:style-name="P5">Graph two step linear inequalities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>Activities</text:p>
          </table:table-cell>
          <table:table-cell table:style-name="Table1.A1" office:value-type="string">
            <text:p text:style-name="P5">Ppt or guided notes</text:p>
          </table:table-cell>
          <table:table-cell table:style-name="Table1.A1" office:value-type="string">
            <text:p text:style-name="P5">Collaborative learning</text:p>
          </table:table-cell>
          <table:table-cell table:style-name="Table1.A1" office:value-type="string">
            <text:p text:style-name="P5">Ppt or guided notes</text:p>
          </table:table-cell>
          <table:table-cell table:style-name="Table1.A1" office:value-type="string">
            <text:p text:style-name="P5">Collaborative learning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ssessment</text:p>
          </table:table-cell>
          <table:table-cell table:style-name="Table1.A1" office:value-type="string">
            <text:p text:style-name="P5">B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M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SUM</text:p>
          </table:table-cell>
        </table:table-row>
        <table:table-row>
          <table:table-cell table:style-name="Table1.A1" office:value-type="string">
            <text:p text:style-name="P1">Not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46:09.009311239</meta:creation-date>
    <dc:date>2024-07-27T11:32:52.216717938</dc:date>
    <meta:editing-duration>PT7M9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27" meta:word-count="58" meta:character-count="398" meta:non-whitespace-character-count="359"/>
  </office:meta>
</office:document-meta>
</file>